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Trigger.fire( int arg0 , String arg1 , String arg2 , Object [ ] arg3 , Object [ ] ar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Trigger.fire( String triggerName , String tableName , Object [ ]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